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D00000197F68CA57B039EB730.png" manifest:media-type="image/png"/>
  <manifest:file-entry manifest:full-path="Pictures/100000010000019D0000019756922E5D76EA9BF9.png" manifest:media-type="image/png"/>
  <manifest:file-entry manifest:full-path="Pictures/100000010000011400000116D5F3D17B71A4D266.png" manifest:media-type="image/png"/>
  <manifest:file-entry manifest:full-path="Pictures/1000000100000114000001164F4F6A0E84933A82.png" manifest:media-type="image/png"/>
  <manifest:file-entry manifest:full-path="Pictures/1000000100000114000001164C2C2B392B61FA46.png" manifest:media-type="image/png"/>
  <manifest:file-entry manifest:full-path="Pictures/100000010000011400000116D0B755E851015DC4.png" manifest:media-type="image/png"/>
  <manifest:file-entry manifest:full-path="Pictures/100000010000011400000116637E0BE9D84F8D50.png" manifest:media-type="image/png"/>
  <manifest:file-entry manifest:full-path="Pictures/1000000100000114000001165519C7F9F67BD8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52in" svg:y="-0.5728in" svg:width="2.8752in" svg:height="2.8957in" draw:z-index="0"><draw:image xlink:href="Pictures/1000000100000114000001165519C7F9F67BD872.png" xlink:type="simple" xlink:show="embed" xlink:actuate="onLoad" draw:mime-type="image/png"/></draw:frame><draw:frame draw:style-name="fr1" draw:name="Image2" text:anchor-type="char" svg:x="1.9in" svg:y="-0.5728in" svg:width="2.8752in" svg:height="2.8957in" draw:z-index="1"><draw:image xlink:href="Pictures/100000010000011400000116D0B755E851015DC4.png" xlink:type="simple" xlink:show="embed" xlink:actuate="onLoad" draw:mime-type="image/png"/></draw:frame><draw:frame draw:style-name="fr1" draw:name="Image3" text:anchor-type="char" svg:x="4.6291in" svg:y="-0.5728in" svg:width="2.8752in" svg:height="2.8957in" draw:z-index="2"><draw:image xlink:href="Pictures/100000010000011400000116637E0BE9D84F8D50.png" xlink:type="simple" xlink:show="embed" xlink:actuate="onLoad" draw:mime-type="image/png"/></draw:frame><draw:frame draw:style-name="fr1" draw:name="Image4" text:anchor-type="char" svg:x="-0.652in" svg:y="2in" svg:width="2.8752in" svg:height="2.8957in" draw:z-index="3"><draw:image xlink:href="Pictures/1000000100000114000001164C2C2B392B61FA46.png" xlink:type="simple" xlink:show="embed" xlink:actuate="onLoad" draw:mime-type="image/png"/></draw:frame><draw:frame draw:style-name="fr1" draw:name="Image5" text:anchor-type="char" svg:x="1.9in" svg:y="2in" svg:width="2.8752in" svg:height="2.8957in" draw:z-index="4"><draw:image xlink:href="Pictures/1000000100000114000001164F4F6A0E84933A82.png" xlink:type="simple" xlink:show="embed" xlink:actuate="onLoad" draw:mime-type="image/png"/></draw:frame><draw:frame draw:style-name="fr1" draw:name="Image6" text:anchor-type="char" svg:x="4.6291in" svg:y="2in" svg:width="2.8752in" svg:height="2.8957in" draw:z-index="5"><draw:image xlink:href="Pictures/100000010000011400000116D5F3D17B71A4D266.png" xlink:type="simple" xlink:show="embed" xlink:actuate="onLoad" draw:mime-type="image/png"/></draw:frame><draw:frame draw:style-name="fr1" draw:name="Image7" text:anchor-type="char" svg:x="-0.652in" svg:y="4.5626in" svg:width="4.302in" svg:height="4.2398in" draw:z-index="6"><draw:image xlink:href="Pictures/100000010000019D0000019756922E5D76EA9BF9.png" xlink:type="simple" xlink:show="embed" xlink:actuate="onLoad" draw:mime-type="image/png"/></draw:frame><draw:frame draw:style-name="fr1" draw:name="Image8" text:anchor-type="char" svg:x="3.202in" svg:y="4.5626in" svg:width="4.302in" svg:height="4.2398in" draw:z-index="7"><draw:image xlink:href="Pictures/100000010000019D00000197F68CA57B039EB7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21:56:10.142721485</meta:creation-date>
    <dc:date>2023-06-30T22:13:25.239881480</dc:date>
    <meta:editing-duration>PT7M5S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